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5764in" fo:margin-left="1.1146in" table:align="left"/>
    </style:style>
    <style:style style:name="Table1.A" style:family="table-column">
      <style:table-column-properties style:column-width="0.8757in"/>
    </style:style>
    <style:style style:name="Table1.B" style:family="table-column">
      <style:table-column-properties style:column-width="0.7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764in" fo:margin-left="1.1146in" table:align="left"/>
    </style:style>
    <style:style style:name="Table2.A" style:family="table-column">
      <style:table-column-properties style:column-width="0.8757in"/>
    </style:style>
    <style:style style:name="Table2.B" style:family="table-column">
      <style:table-column-properties style:column-width="0.700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764in" fo:margin-left="1.1146in" table:align="left"/>
    </style:style>
    <style:style style:name="Table3.A" style:family="table-column">
      <style:table-column-properties style:column-width="0.8757in"/>
    </style:style>
    <style:style style:name="Table3.B" style:family="table-column">
      <style:table-column-properties style:column-width="0.700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5764in" fo:margin-left="1.1146in" table:align="left"/>
    </style:style>
    <style:style style:name="Table4.A" style:family="table-column">
      <style:table-column-properties style:column-width="0.8757in"/>
    </style:style>
    <style:style style:name="Table4.B" style:family="table-column">
      <style:table-column-properties style:column-width="0.700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line-through-style="solid"/>
    </style:style>
    <style:style style:name="P9" style:family="paragraph" style:parent-style-name="Table_20_Contents">
      <style:paragraph-properties fo:text-align="center" style:justify-single-word="false"/>
      <style:text-properties style:text-line-through-styl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9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bold" officeooo:paragraph-rsid="002179de" style:font-weight-asian="bold" style:font-weight-complex="bold"/>
    </style:style>
    <style:style style:name="P15" style:family="paragraph" style:parent-style-name="Standard" style:list-style-name="L9">
      <style:text-properties fo:font-weight="bold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weight="bold" officeooo:paragraph-rsid="00222660" style:font-weight-asian="bold" style:font-weight-complex="bold"/>
    </style:style>
    <style:style style:name="P19" style:family="paragraph" style:parent-style-name="Standard" style:list-style-name="L4">
      <style:paragraph-properties fo:text-align="start" style:justify-single-word="false"/>
    </style:style>
    <style:style style:name="P20" style:family="paragraph" style:parent-style-name="Standard" style:list-style-name="L5">
      <style:paragraph-properties fo:text-align="start" style:justify-single-word="false"/>
    </style:style>
    <style:style style:name="P21" style:family="paragraph" style:parent-style-name="Standard" style:list-style-name="L6">
      <style:paragraph-properties fo:text-align="start" style:justify-single-word="false"/>
    </style:style>
    <style:style style:name="P22" style:family="paragraph" style:parent-style-name="Standard" style:list-style-name="L10">
      <style:paragraph-properties fo:text-align="start" style:justify-single-word="false"/>
    </style:style>
    <style:style style:name="P23" style:family="paragraph" style:parent-style-name="Standard" style:list-style-name="L7"/>
    <style:style style:name="P24" style:family="paragraph" style:parent-style-name="Standard" style:list-style-name="L8"/>
    <style:style style:name="P25" style:family="paragraph">
      <style:paragraph-properties fo:text-align="center"/>
    </style:style>
    <style:style style:name="P26" style:family="paragraph">
      <style:paragraph-properties fo:margin-left="0.5in" fo:margin-right="0in" fo:text-indent="-0.2453in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margin-left="0.5in" fo:margin-right="0in" fo:text-align="center" fo:text-indent="-0.2453in"/>
    </style:style>
    <style:style style:name="P30" style:family="paragraph">
      <style:paragraph-properties fo:margin-left="0.5in" fo:margin-right="0in" fo:text-align="center" fo:text-indent="-0.2453in"/>
      <style:text-properties style:font-name="Liberation Serif" fo:font-size="12pt" style:font-size-asian="8pt" style:font-size-complex="8pt"/>
    </style:style>
    <style:style style:name="P31" style:family="paragraph">
      <style:paragraph-properties fo:margin-left="0.5in" fo:margin-right="0in" fo:text-align="center" fo:text-indent="-0.2453in"/>
      <style:text-properties fo:font-size="12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officeooo:rsid="001eb8bb"/>
    </style:style>
    <style:style style:name="T6" style:family="text">
      <style:text-properties officeooo:rsid="002179de"/>
    </style:style>
    <style:style style:name="T7" style:family="text">
      <style:text-properties officeooo:rsid="0022266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-33% 58%" fo:font-size="10pt" style:font-size-asian="10pt" style:font-size-complex="10pt"/>
    </style:style>
    <style:style style:name="T10" style:family="text">
      <style:text-properties style:text-position="0% 100%" fo:font-size="10pt" style:font-size-asian="10pt" style:font-size-complex="10pt"/>
    </style:style>
    <style:style style:name="T11" style:family="text">
      <style:text-properties style:text-position="0% 100%" fo:font-size="10pt" fo:font-weight="bold" style:font-size-asian="10pt" style:font-weight-asian="bold" style:font-size-complex="10pt" style:font-weight-complex="bold"/>
    </style:style>
    <style:style style:name="T12" style:family="text">
      <style:text-properties style:text-position="0% 100%" style:font-name="Liberation Serif" fo:font-size="8pt" fo:font-weight="bold" style:font-size-asian="8pt" style:font-weight-asian="bold" style:font-size-complex="8pt" style:font-weight-complex="bold"/>
    </style:style>
    <style:style style:name="T13" style:family="text">
      <style:text-properties style:text-position="0% 100%" style:font-name="Liberation Serif" fo:font-size="8pt" style:font-size-asian="8pt" style:font-size-complex="8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style:text-position="-33% 58%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7" style:family="text">
      <style:text-properties style:text-position="-33% 58%" style:font-name="Liberation Serif" fo:font-size="10pt" fo:font-weight="bold" style:font-size-asian="10pt" style:font-weight-asian="bold" style:font-size-complex="10pt" style:font-weight-complex="bold"/>
    </style:style>
    <style:style style:name="T18" style:family="text">
      <style:text-properties style:text-position="0% 100%" style:font-name="Liberation Serif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20" style:family="text">
      <style:text-properties style:font-name="Liberation Serif"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none" draw:fill-color="#ffffff" fo:min-height="0.7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fo:min-height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ling with deadlocks in concurrency control systems</text:p>
      <text:p text:style-name="P5"/>
      <text:p text:style-name="P3">Methods for dealing with deadlock problem</text:p>
      <text:list xml:id="list1135252878" text:style-name="L1">
        <text:list-item>
          <text:p text:style-name="P10">Deadlock prevention</text:p>
        </text:list-item>
        <text:list-item>
          <text:p text:style-name="P10">Timeout based schemes</text:p>
        </text:list-item>
        <text:list-item>
          <text:p text:style-name="P10">Deadlock detection and recovery</text:p>
        </text:list-item>
      </text:list>
      <text:p text:style-name="P5"/>
      <text:p text:style-name="P3">Deadlock prevention schemes used in database systems</text:p>
      <text:list xml:id="list2156310085" text:style-name="L2">
        <text:list-item>
          <text:p text:style-name="P11">Ensuring that no cyclic waits occur</text:p>
        </text:list-item>
        <text:list-item>
          <text:p text:style-name="P11">Using preemption</text:p>
        </text:list-item>
      </text:list>
      <text:p text:style-name="P5"/>
      <text:p text:style-name="P3">Deadlock prevention schemes which ensure that no cyclic waits occur</text:p>
      <text:list xml:id="list504418036" text:style-name="L3">
        <text:list-item>
          <text:p text:style-name="P14"><text:span text:style-name="T6">Get-all approach</text:span></text:p>
          <text:list>
            <text:list-item>
              <text:p text:style-name="P12">Each transaction locks all its data items before it begins execution. Importantly, either all are locked in one stpe or none are locked.</text:p>
            </text:list-item>
            <text:list-item>
              <text:p text:style-name="P12">Disadvantages</text:p>
              <text:list>
                <text:list-item>
                  <text:p text:style-name="P12">It is often hard to predict, before the transaction begins, what data items need to be locked</text:p>
                </text:list-item>
                <text:list-item>
                  <text:p text:style-name="P12">Data-item utilization may be very low as many of the data items may be locked but unused for a long time.</text:p>
                </text:list-item>
              </text:list>
            </text:list-item>
          </text:list>
        </text:list-item>
        <text:list-item>
          <text:p text:style-name="P14"><text:span text:style-name="T6">Ordering</text:span></text:p>
          <text:list>
            <text:list-item>
              <text:p text:style-name="P12">Impose an ordering on all data items, and to require that a transaction lock data items only in a sequence consistent with the ordering.</text:p>
              <text:list>
                <text:list-item>
                  <text:p text:style-name="P12">To do – Graph based protocol</text:p>
                </text:list-item>
                <text:list-item>
                  <text:p text:style-name="P12">A variation of this approach is used along with two phase locking</text:p>
                  <text:list>
                    <text:list-item>
                      <text:p text:style-name="P12">Once a transaction gets a lock on a data item, Q, it cannot request a lock on a data item preceding Q.</text:p>
                    </text:list-item>
                    <text:list-item>
                      <text:p text:style-name="P12">Implementation would require knowing the data items that a transaction would access before the start of its execution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>Deadlock prevention schemes that use preemption</text:p>
      <text:list xml:id="list1778749403" text:continue-numbering="true" text:style-name="L3">
        <text:list-item>
          <text:p text:style-name="P12">In preemption, when a transaction T<text:span text:style-name="T1">2</text:span><text:span text:style-name="T3"> requests a lock that transaction T</text:span><text:span text:style-name="T1">1</text:span><text:span text:style-name="T3"> holds, the lock granted to T</text:span><text:span text:style-name="T1">1</text:span><text:span text:style-name="T3"> may be preempted by rolling back of T</text:span><text:span text:style-name="T1">1</text:span><text:span text:style-name="T3">, and granting of the lock to T</text:span><text:span text:style-name="T1">2</text:span></text:p>
        </text:list-item>
        <text:list-item>
          <text:p text:style-name="P16">Two different deadlock prevention schemes using timestamps have been <text:span text:style-name="T5">proposed</text:span></text:p>
          <text:list>
            <text:list-item>
              <text:p text:style-name="P16">Wait-for scheme - A non-preemptive technique</text:p>
            </text:list-item>
            <text:list-item>
              <text:p text:style-name="P16">Wound-wait scheme -A preemptive techniques. </text:p>
            </text:list-item>
          </text:list>
        </text:list-item>
        <text:list-item>
          <text:p text:style-name="P16">Disadvantage is that unnecessary rollbacks occur</text:p>
        </text:list-item>
      </text:list>
      <text:p text:style-name="P6"/>
      <text:p text:style-name="P17">Wait-for scheme</text:p>
      <text:p text:style-name="P18"><text:span text:style-name="T7">The name of the preemption scheme refers to the action on the older transaction on a resource-request w.r.t. the newer transaction</text:span></text:p>
      <text:list xml:id="list1316447445" text:style-name="L10">
        <text:list-item>
          <text:p text:style-name="P22"><text:span text:style-name="T4">T</text:span><text:span text:style-name="T2">request-lock </text:span><text:span text:style-name="T4">is older than T</text:span><text:span text:style-name="T2">have-lock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<text:span text:style-name="T1">request-lock</text:span></text:p>
          </table:table-cell>
          <table:table-cell table:style-name="Table1.B1" office:value-type="string">
            <text:p text:style-name="P7"><draw:caption text:anchor-type="paragraph" draw:z-index="2" draw:style-name="gr3" draw:text-style-name="P30" svg:width="3.6232in" svg:height="0.4504in" svg:x="0.9984in" svg:y="0.0154in" draw:caption-point-x="-1.1071in" draw:caption-point-y="0.139in"><text:p text:style-name="P25"><text:span text:style-name="T16"><text:s/></text:span><text:span text:style-name="T16">Wait for T</text:span><text:span text:style-name="T17">have-lock </text:span><text:span text:style-name="T18">to release lock</text:span></text:p><text:p text:style-name="P29"><text:span text:style-name="T19">Note : </text:span><text:span text:style-name="T20">An older transaction tends to wait for a longer time if there are many younger transactions present in the system</text:span></text:p></draw:caption>T<text:span text:style-name="T1">have-lock</text:span></text:p>
          </table:table-cell>
        </table:table-row>
        <table:table-row>
          <table:table-cell table:style-name="Table1.A2" table:number-columns-spanned="2" office:value-type="string">
            <text:p text:style-name="P7">Time → </text:p>
          </table:table-cell>
          <table:covered-table-cell/>
        </table:table-row>
      </table:table>
      <text:p text:style-name="P6"/>
      <text:list xml:id="list968629870" text:style-name="L5">
        <text:list-item>
          <text:p text:style-name="P20"><text:span text:style-name="T4">T</text:span><text:span text:style-name="T2">have-lock </text:span><text:span text:style-name="T4">is older than T</text:span><text:span text:style-name="T2">request-lock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<text:span text:style-name="T1">have-lock</text:span></text:p>
          </table:table-cell>
          <table:table-cell table:style-name="Table2.B1" office:value-type="string">
            <text:p text:style-name="P8"><draw:caption text:anchor-type="paragraph" draw:z-index="3" draw:style-name="gr4" draw:text-style-name="P31" svg:width="3.2071in" svg:height="0.4898in" svg:x="1.0161in" svg:y="0.0228in" draw:caption-point-x="-0.4343in" draw:caption-point-y="-0.0173in"><text:p text:style-name="P29"><text:span text:style-name="T16">Rollback</text:span></text:p><text:p text:style-name="P26"><text:span text:style-name="T19">Note : </text:span><text:span text:style-name="T20">A younger transaction may die several times before acquiring a lock</text:span></text:p></draw:caption>T<text:span text:style-name="T1">request-lock</text:span></text:p>
          </table:table-cell>
        </table:table-row>
        <table:table-row>
          <table:table-cell table:style-name="Table2.A2" table:number-columns-spanned="2" office:value-type="string">
            <text:p text:style-name="P7">Time → </text:p>
          </table:table-cell>
          <table:covered-table-cell/>
        </table:table-row>
      </table:table>
      <text:p text:style-name="Standard"/>
      <text:p text:style-name="Standard"><text:soft-page-break/></text:p>
      <text:p text:style-name="P17">Wound-wait scheme</text:p>
      <text:p text:style-name="P18"><text:span text:style-name="T7">The name of the preemption scheme refers to the action on the older transaction on a resource-request w.r.t. the newer transaction</text:span></text:p>
      <text:list xml:id="list2153650467" text:style-name="L4">
        <text:list-item>
          <text:p text:style-name="P19"><draw:caption text:anchor-type="paragraph" draw:z-index="0" draw:style-name="gr1" draw:text-style-name="P27" svg:width="3.6307in" svg:height="0.7331in" svg:x="2.9835in" svg:y="0.2138in" draw:caption-point-x="-0.3673in" draw:caption-point-y="0.1181in"><text:p text:style-name="P25"><text:span text:style-name="T8"><text:s/></text:span><text:span text:style-name="T8">T</text:span><text:span text:style-name="T9">have-lock</text:span><text:span text:style-name="T10"> is </text:span><text:span text:style-name="T11">preempted(wounded)</text:span><text:span text:style-name="T10"> and rolled back</text:span></text:p><text:p text:style-name="P26"><text:span text:style-name="T12">Note : </text:span><text:span text:style-name="T13">An older transaction never waits for a younger one</text:span></text:p><text:p text:style-name="P26"><text:span text:style-name="T12">Note : </text:span><text:span text:style-name="T13">A younger transaction which is preempted and rolled back once waits once it is restarted instead of rolling back like in the wait-die scheme.</text:span></text:p></draw:caption><text:span text:style-name="T4">T</text:span><text:span text:style-name="T2">request-lock </text:span><text:span text:style-name="T4">is older than T</text:span><text:span text:style-name="T2">have-lock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T<text:span text:style-name="T1">request-lock</text:span></text:p>
          </table:table-cell>
          <table:table-cell table:style-name="Table3.B1" office:value-type="string">
            <text:p text:style-name="P8">T<text:span text:style-name="T1">have-lock</text:span></text:p>
          </table:table-cell>
        </table:table-row>
        <table:table-row>
          <table:table-cell table:style-name="Table3.A2" table:number-columns-spanned="2" office:value-type="string">
            <text:p text:style-name="P7">Time → </text:p>
          </table:table-cell>
          <table:covered-table-cell/>
        </table:table-row>
      </table:table>
      <text:p text:style-name="P6"/>
      <text:list xml:id="list978507347" text:style-name="L6">
        <text:list-item>
          <text:p text:style-name="P21"><text:span text:style-name="T4">T</text:span><text:span text:style-name="T2">have-lock </text:span><text:span text:style-name="T4">is older than T</text:span><text:span text:style-name="T2">request-lock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draw:caption text:anchor-type="paragraph" draw:z-index="1" draw:style-name="gr2" draw:text-style-name="P28" svg:width="1.2331in" svg:height="0.3531in" svg:x="1.752in" svg:y="0.028in" draw:caption-point-x="-0.2709in" draw:caption-point-y="0.0118in"><text:p text:style-name="P25"><text:span text:style-name="T14">Wait for T</text:span><text:span text:style-name="T15">have-lock </text:span><text:span text:style-name="T11">to release the lock</text:span></text:p></draw:caption>T<text:span text:style-name="T1">have-lock</text:span></text:p>
          </table:table-cell>
          <table:table-cell table:style-name="Table4.B1" office:value-type="string">
            <text:p text:style-name="P9">T<text:span text:style-name="T1">request-lock</text:span></text:p>
          </table:table-cell>
        </table:table-row>
        <table:table-row>
          <table:table-cell table:style-name="Table4.A2" table:number-columns-spanned="2" office:value-type="string">
            <text:p text:style-name="P7">Time → </text:p>
          </table:table-cell>
          <table:covered-table-cell/>
        </table:table-row>
      </table:table>
      <text:p text:style-name="Standard"/>
      <text:p text:style-name="Standard"/>
      <text:p text:style-name="P1">Timeout based schemes</text:p>
      <text:list xml:id="list1591280243" text:style-name="L7">
        <text:list-item>
          <text:p text:style-name="P23">A transaction requesting a lock waits for a preset amount of time if the lock isn't available before it rolls back and restarts</text:p>
        </text:list-item>
        <text:list-item>
          <text:p text:style-name="P23">Though easy to implement, zeroing on the time-out period is tricky</text:p>
          <text:list>
            <text:list-item>
              <text:p text:style-name="P23">If the time-out period is too short, we'll have rollbacks even in situations that wouldn't lead to a deadlock.</text:p>
            </text:list-item>
            <text:list-item>
              <text:p text:style-name="P23">A timeout period which is too long results in unnecessary delays</text:p>
            </text:list-item>
          </text:list>
        </text:list-item>
      </text:list>
      <text:p text:style-name="Standard"/>
      <text:p text:style-name="P1">Deadlock detection</text:p>
      <text:list xml:id="list257363330" text:style-name="L8">
        <text:list-item>
          <text:p text:style-name="P24">A cycle in a wait-for graph indicates a deadlock</text:p>
        </text:list-item>
        <text:list-item>
          <text:p text:style-name="P24"><text:a xlink:type="simple" xlink:href="../../Operating%20System/10%20-%20Deadlocks.odt#Deadlock%20detection%20usage">Detection algorithm usage</text:a></text:p>
        </text:list-item>
      </text:list>
      <text:p text:style-name="Standard"/>
      <text:p text:style-name="P1">Deadlock recovery</text:p>
      <text:p text:style-name="P4">The most common solution is to roll back one or more transactions to break the deadlock. This involves</text:p>
      <text:list xml:id="list554082417" text:style-name="L9">
        <text:list-item>
          <text:p text:style-name="P15">Selection of the victim</text:p>
          <text:list>
            <text:list-item>
              <text:p text:style-name="P13">We should select a victim whose rollback is likely to cause the least cause. Factors that determine the least cost are</text:p>
              <text:list>
                <text:list-item>
                  <text:p text:style-name="P13">How long the transaction has computed, and how much longer the transaction will computer before it completes its designated task.</text:p>
                </text:list-item>
                <text:list-item>
                  <text:p text:style-name="P13">How many data items have been used?</text:p>
                </text:list-item>
                <text:list-item>
                  <text:p text:style-name="P13">How many data items are needed.</text:p>
                </text:list-item>
                <text:list-item>
                  <text:p text:style-name="P13">How many more transactions will be involved in the rollback.</text:p>
                </text:list-item>
              </text:list>
            </text:list-item>
          </text:list>
        </text:list-item>
        <text:list-item>
          <text:p text:style-name="P15">Rollback of the victim</text:p>
          <text:list>
            <text:list-item>
              <text:p text:style-name="P13">Total rollback is the simplest solution</text:p>
            </text:list-item>
            <text:list-item>
              <text:p text:style-name="P13">Partial rollback</text:p>
              <text:list>
                <text:list-item>
                  <text:p text:style-name="P13">More effective</text:p>
                </text:list-item>
                <text:list-item>
                  <text:p text:style-name="P13">However requires the system to maintain additional information about state of running transactions</text:p>
                </text:list-item>
              </text:list>
            </text:list-item>
          </text:list>
        </text:list-item>
        <text:list-item>
          <text:p text:style-name="P15">Ensuring that starvation is avoided</text:p>
          <text:list>
            <text:list-item>
              <text:p text:style-name="P13">If the selection of the victim is primarily based on the cost, the same transaction might be picked repeatedly as the victim</text:p>
            </text:list-item>
            <text:list-item>
              <text:p text:style-name="P13">Must ensure that the same victim can be picked up only a finite(small) number of times.</text:p>
              <text:list>
                <text:list-item>
                  <text:p text:style-name="P13">Include the number of rollbacks a transaction has undergone as a factor in calculating the cost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16T11:04:36</meta:creation-date>
    <dc:date>2012-12-31T20:46:04</dc:date>
    <dc:creator>Kempa </dc:creator>
    <meta:editing-duration>PT3H9M14S</meta:editing-duration>
    <meta:editing-cycles>16</meta:editing-cycles>
    <meta:generator>LibreOffice/3.6$Linux_x86 LibreOffice_project/360m1$Build-2</meta:generator>
    <meta:document-statistic meta:table-count="4" meta:image-count="0" meta:object-count="0" meta:page-count="2" meta:paragraph-count="71" meta:word-count="643" meta:character-count="3723" meta:non-whitespace-character-count="3192"/>
  </office:meta>
</office:document-meta>
</file>